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Razer Hydra Implimentation </text:span></text:p>
      <text:p text:style-name="P1"><text:a xlink:href="https://www.youtube.com/watch?v=CtWH8pgD-7Y"><text:span text:style-name="T2">https://www.youtube.com/watch?v=CtWH8pgD-7Y</text:span></text:a><text:span text:style-name="T3"/></text:p>
      <text:p text:style-name="P1"><text:a xlink:href="https://www.youtube.com/watch?v=Vevt7f_sRgM"><text:span text:style-name="T4">https://www.youtube.com/watch?v=Vevt7f_sRgM</text:span></text:a><text:span text:style-name="T5"/></text:p>
      <text:p text:style-name="P1"><text:span text:style-name="T6"/></text:p>
      <text:p text:style-name="P1"><text:span text:style-name="T7">Unreal Engine Offical Motion Controller Input</text:span></text:p>
      <text:p text:style-name="P1"><text:a xlink:href="https://www.youtube.com/watch?v=6ALnsdQnkVQ"><text:span text:style-name="T8">https://www.youtube.com/watch?v=6ALnsdQnkVQ</text:span></text:a><text:span text:style-name="T9"/></text:p>
      <text:p text:style-name="P1"><text:span text:style-name="T9"/></text:p>
      <text:p text:style-name="P1"><text:span text:style-name="T9"/></text:p>
      <text:p text:style-name="P1"><text:span text:style-name="T9">Quaterninions + Trackball</text:span></text:p>
      <text:p text:style-name="P1"><text:a xlink:href="https://www.youtube.com/watch?v=mHVwd8gYLnI"><text:span text:style-name="T10">https://www.youtube.com/watch?v=mHVwd8gYLnI</text:span></text:a><text:span text:style-name="T11"/></text:p>
      <text:p text:style-name="P1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